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10000022192D2A573B53CBDCD.png" manifest:media-type="image/png"/>
  <manifest:file-entry manifest:full-path="Pictures/1000000100000561000002E7F6DC712253170DF4.png" manifest:media-type="image/png"/>
  <manifest:file-entry manifest:full-path="Pictures/10000001000004E10000031D61936D5FA21AF735.png" manifest:media-type="image/png"/>
  <manifest:file-entry manifest:full-path="Pictures/10000001000004E00000030124C05D2CD0BD97B9.png" manifest:media-type="image/png"/>
  <manifest:file-entry manifest:full-path="Pictures/10000001000004F900000302E6F4F7B907680BFB.png" manifest:media-type="image/png"/>
  <manifest:file-entry manifest:full-path="Pictures/1000000100000561000003028A71654F28389D00.png" manifest:media-type="image/png"/>
  <manifest:file-entry manifest:full-path="Pictures/10000001000004E0000003010AF3EDA19BF118AE.png" manifest:media-type="image/png"/>
  <manifest:file-entry manifest:full-path="Pictures/10000001000004BB000000A50E861A7F2EEF97F2.png" manifest:media-type="image/png"/>
  <manifest:file-entry manifest:full-path="Pictures/100000010000051E000002D7C6DEBBCA127FBC96.png" manifest:media-type="image/png"/>
  <manifest:file-entry manifest:full-path="Pictures/10000001000003E30000007EA7E1724531F41464.png" manifest:media-type="image/png"/>
  <manifest:file-entry manifest:full-path="Pictures/10000001000004E0000003015EF389F7E05FD2EF.png" manifest:media-type="image/png"/>
  <manifest:file-entry manifest:full-path="Pictures/1000000100000561000002B4A721C20D85640FFA.png" manifest:media-type="image/png"/>
  <manifest:file-entry manifest:full-path="Pictures/10000001000004E0000003017099F03CE6934463.png" manifest:media-type="image/png"/>
  <manifest:file-entry manifest:full-path="Pictures/10000001000004E0000003010D1E80A86276C35E.png" manifest:media-type="image/png"/>
  <manifest:file-entry manifest:full-path="Pictures/10000001000004E000000301E4B2814E575352FD.png" manifest:media-type="image/png"/>
  <manifest:file-entry manifest:full-path="Pictures/10000001000005610000029FE06117837E4177CC.png" manifest:media-type="image/png"/>
  <manifest:file-entry manifest:full-path="Pictures/10000001000004E0000001993BD2D1A6E76E68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a38" officeooo:paragraph-rsid="00088a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6" text:anchor-type="char" svg:x="-1.998cm" svg:y="-2cm" svg:width="20.999cm" svg:height="16.72cm" draw:z-index="0"><draw:image xlink:href="Pictures/10000001000004E10000031D61936D5FA21AF735.png" xlink:type="simple" xlink:show="embed" xlink:actuate="onLoad" draw:mime-type="image/png"/></draw:frame><draw:frame draw:style-name="fr1" draw:name="Image1" text:anchor-type="char" svg:x="-1.73cm" svg:y="14.896cm" svg:width="20.729cm" svg:height="12.502cm" draw:z-index="1"><draw:image xlink:href="Pictures/10000001000004F900000302E6F4F7B907680BFB.png" xlink:type="simple" xlink:show="embed" xlink:actuate="onLoad" draw:mime-type="image/png"/></draw:frame></text:p>
      <text:p text:style-name="Standard"><draw:frame draw:style-name="fr1" draw:name="Image2" text:anchor-type="char" svg:x="0.086cm" svg:y="-1.794cm" svg:width="17cm" svg:height="2.316cm" draw:z-index="2"><draw:image xlink:href="Pictures/10000001000004BB000000A50E861A7F2EEF97F2.png" xlink:type="simple" xlink:show="embed" xlink:actuate="onLoad" draw:mime-type="image/png"/></draw:frame><draw:frame draw:style-name="fr1" draw:name="Image3" text:anchor-type="char" svg:x="-1.478cm" svg:y="0.392cm" svg:width="19.574cm" svg:height="11.887cm" draw:z-index="3"><draw:image xlink:href="Pictures/100000010000051E000002D7C6DEBBCA127FBC96.png" xlink:type="simple" xlink:show="embed" xlink:actuate="onLoad" draw:mime-type="image/png"/></draw:frame><draw:frame draw:style-name="fr1" draw:name="Image4" text:anchor-type="char" svg:x="0.441cm" svg:y="12.629cm" svg:width="17cm" svg:height="2.152cm" draw:z-index="4"><draw:image xlink:href="Pictures/10000001000003E30000007EA7E1724531F41464.png" xlink:type="simple" xlink:show="embed" xlink:actuate="onLoad" draw:mime-type="image/png"/></draw:frame><draw:frame draw:style-name="fr1" draw:name="Image5" text:anchor-type="char" svg:x="-1.443cm" svg:y="14.947cm" svg:width="20.227cm" svg:height="12.462cm" draw:z-index="5"><draw:image xlink:href="Pictures/10000001000004E0000003015EF389F7E05FD2EF.png" xlink:type="simple" xlink:show="embed" xlink:actuate="onLoad" draw:mime-type="image/png"/></draw:frame><text:soft-page-break/></text:p>
      <text:p text:style-name="Standard"/>
      <text:p text:style-name="Standard"/>
      <text:p text:style-name="Standard"><text:soft-page-break/></text:p>
      <text:p text:style-name="Standard"><draw:frame draw:style-name="fr1" draw:name="Image7" text:anchor-type="char" svg:x="-0.377cm" svg:y="0.005cm" svg:width="17.875cm" svg:height="12.614cm" draw:z-index="6"><draw:image xlink:href="Pictures/10000001000004E0000003017099F03CE6934463.png" xlink:type="simple" xlink:show="embed" xlink:actuate="onLoad" draw:mime-type="image/png"/></draw:frame></text:p>
      <text:p text:style-name="P1"/>
      <text:p text:style-name="P1"/>
      <text:p text:style-name="P1"><draw:frame draw:style-name="fr1" draw:name="Image8" text:anchor-type="char" svg:x="-1.03cm" svg:y="0.991cm" svg:width="19.001cm" svg:height="12.107cm" draw:z-index="7"><draw:image xlink:href="Pictures/10000001000004E0000003010AF3EDA19BF118AE.png" xlink:type="simple" xlink:show="embed" xlink:actuate="onLoad" draw:mime-type="image/png"/></draw:frame></text:p>
      <text:p text:style-name="P1"/>
      <text:p text:style-name="P1"><draw:frame draw:style-name="fr1" draw:name="Image9" text:anchor-type="char" svg:x="-1.014cm" svg:y="-0.335cm" svg:width="18.734cm" svg:height="12.541cm" draw:z-index="8"><draw:image xlink:href="Pictures/10000001000004E0000003010D1E80A86276C35E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Image10" text:anchor-type="char" svg:x="-0.347cm" svg:y="0.404cm" svg:width="17.792cm" svg:height="10.963cm" draw:z-index="9"><draw:image xlink:href="Pictures/10000001000004E00000030124C05D2CD0BD97B9.png" xlink:type="simple" xlink:show="embed" xlink:actuate="onLoad" draw:mime-type="image/png"/></draw:frame></text:p>
      <text:p text:style-name="P1"><draw:frame draw:style-name="fr1" draw:name="Image11" text:anchor-type="char" svg:x="-0.288cm" svg:y="-0.413cm" svg:width="17cm" svg:height="10.474cm" draw:z-index="10"><draw:image xlink:href="Pictures/10000001000004E000000301E4B2814E575352FD.png" xlink:type="simple" xlink:show="embed" xlink:actuate="onLoad" draw:mime-type="image/png"/></draw:frame><draw:frame draw:style-name="fr1" draw:name="Image12" text:anchor-type="char" svg:x="-1.413cm" svg:y="10.345cm" svg:width="19.177cm" svg:height="6.805cm" draw:z-index="11"><draw:image xlink:href="Pictures/10000001000004E0000001993BD2D1A6E76E686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3" text:anchor-type="char" svg:x="-0.979cm" svg:y="-0.153cm" svg:width="19.794cm" svg:height="11.929cm" draw:z-index="12"><draw:image xlink:href="Pictures/1000000100000561000002B4A721C20D85640FFA.png" xlink:type="simple" xlink:show="embed" xlink:actuate="onLoad" draw:mime-type="image/png"/></draw:frame><text:soft-page-break/></text:p>
      <text:p text:style-name="P1"/>
      <text:p text:style-name="P1"><draw:frame draw:style-name="fr1" draw:name="Image14" text:anchor-type="char" svg:x="-2cm" svg:y="0.393cm" svg:width="20.645cm" svg:height="10.827cm" draw:z-index="13"><draw:image xlink:href="Pictures/10000001000005610000029FE06117837E4177CC.png" xlink:type="simple" xlink:show="embed" xlink:actuate="onLoad" draw:mime-type="image/png"/></draw:frame></text:p>
      <text:p text:style-name="P1"/>
      <text:p text:style-name="P1"/>
      <text:p text:style-name="P1"><draw:frame draw:style-name="fr1" draw:name="Image15" text:anchor-type="char" svg:x="-2cm" svg:y="0cm" svg:width="20.999cm" svg:height="12.751cm" draw:z-index="14"><draw:image xlink:href="Pictures/1000000100000561000002E7F6DC712253170DF4.png" xlink:type="simple" xlink:show="embed" xlink:actuate="onLoad" draw:mime-type="image/png"/></draw:frame><draw:frame draw:style-name="fr1" draw:name="Image16" text:anchor-type="char" svg:x="-1.715cm" svg:y="12.749cm" svg:width="20.502cm" svg:height="10.915cm" draw:z-index="15"><draw:image xlink:href="Pictures/10000001000005610000022192D2A573B53CBDC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17" text:anchor-type="char" svg:x="-2cm" svg:y="0.21cm" svg:width="20.999cm" svg:height="13.541cm" draw:z-index="16"><draw:image xlink:href="Pictures/1000000100000561000003028A71654F28389D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3:59:05.467441950</meta:creation-date>
    <dc:date>2024-02-07T14:13:05.415079251</dc:date>
    <meta:editing-duration>PT3M29S</meta:editing-duration>
    <meta:editing-cycles>1</meta:editing-cycles>
    <meta:document-statistic meta:table-count="0" meta:image-count="17" meta:object-count="0" meta:page-count="9" meta:paragraph-count="0" meta:word-count="0" meta:character-count="0" meta:non-whitespace-character-count="0"/>
    <meta:generator>LibreOffice/7.3.7.2$Linux_X86_64 LibreOffice_project/30$Build-2</meta:generator>
  </office:meta>
</office:document-meta>
</file>